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26pt" fo:language="gl" fo:country="ES" officeooo:rsid="000beb51" officeooo:paragraph-rsid="0010d199" style:letter-kerning="true" style:font-name-asian="Segoe UI" style:font-size-asian="26pt" style:language-asian="zh" style:country-asian="CN" style:font-name-complex="Calibri1" style:font-size-complex="26pt" style:language-complex="hi" style:country-complex="IN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0d199"/>
    </style:style>
    <style:style style:name="T1" style:family="text">
      <style:text-properties fo:font-size="20pt" officeooo:rsid="000db031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s" fo:country="ES" style:text-underline-style="none" style:font-size-asian="18pt" style:language-asian="en" style:country-asian="US" style:font-size-complex="18pt" style:language-complex="ar" style:country-complex="SA"/>
    </style:style>
    <style:style style:name="T4" style:family="text">
      <style:text-properties style:font-name="Calibri" fo:font-size="18pt" fo:language="es" fo:country="ES" style:font-size-asian="18pt" style:language-asian="en" style:country-asian="US" style:font-size-complex="18pt" style:language-complex="ar" style:country-complex="SA"/>
    </style:style>
    <style:style style:name="T5" style:family="text">
      <style:text-properties style:font-name="Calibri" fo:font-size="18pt" fo:language="es" fo:country="ES" style:font-size-asian="18pt" style:language-asian="en" style:country-asian="US" style:font-name-complex="Calibri1" style:font-size-complex="18pt" style:language-complex="ar" style:country-complex="SA"/>
    </style:style>
    <style:style style:name="T6" style:family="text">
      <style:text-properties style:font-name="Calibri" fo:font-size="18pt" fo:language="es" fo:country="ES" officeooo:rsid="000f9edb" style:font-size-asian="18pt" style:language-asian="en" style:country-asian="US" style:font-name-complex="Calibri1" style:font-size-complex="18pt" style:language-complex="ar" style:country-complex="SA"/>
    </style:style>
    <style:style style:name="T7" style:family="text">
      <style:text-properties style:font-name="Calibri" fo:font-size="16pt" fo:language="es" fo:country="ES" style:font-size-asian="16pt" style:language-asian="en" style:country-asian="US" style:font-name-complex="Calibri1" style:font-size-complex="16pt" style:language-complex="ar" style:country-complex="SA"/>
    </style:style>
    <style:style style:name="T8" style:family="text">
      <style:text-properties style:font-name="Calibri" fo:font-size="16pt" fo:language="es" fo:country="ES" officeooo:rsid="000f9edb" style:font-size-asian="16pt" style:language-asian="en" style:country-asian="US" style:font-name-complex="Calibri1" style:font-size-complex="16pt" style:language-complex="ar" style:country-complex="SA"/>
    </style:style>
    <style:style style:name="T9" style:family="text">
      <style:text-properties style:font-name="Calibri" fo:language="es" fo:country="ES" style:language-asian="en" style:country-asian="US" style:language-complex="ar" style:country-complex="SA"/>
    </style:style>
    <style:style style:name="T10" style:family="text">
      <style:text-properties style:font-name="Calibri" fo:language="es" fo:country="ES" style:language-asian="en" style:country-asian="US" style:font-name-complex="Calibri1" style:language-complex="ar" style:country-complex="SA"/>
    </style:style>
    <style:style style:name="T11" style:family="text">
      <style:text-properties style:font-name="Calibri" fo:font-size="22pt" fo:language="es" fo:country="ES" style:font-size-asian="22pt" style:language-asian="en" style:country-asian="US" style:font-size-complex="22pt" style:language-complex="ar" style:country-complex="SA"/>
    </style:style>
    <style:style style:name="T12" style:family="text">
      <style:text-properties style:font-name="Calibri" fo:font-size="22pt" fo:language="es" fo:country="ES" style:font-size-asian="22pt" style:language-asian="en" style:country-asian="US" style:font-name-complex="Calibri1" style:font-size-complex="22pt" style:language-complex="ar" style:country-complex="SA"/>
    </style:style>
    <style:style style:name="T13" style:family="text">
      <style:text-properties style:font-name="Calibri" fo:font-size="24pt" fo:language="es" fo:country="ES" style:font-size-asian="24pt" style:language-asian="en" style:country-asian="US" style:font-size-complex="24pt" style:language-complex="ar" style:country-complex="SA"/>
    </style:style>
    <style:style style:name="T14" style:family="text">
      <style:text-properties style:font-name="Calibri" fo:font-size="24pt" fo:language="es" fo:country="ES" style:font-size-asian="24pt" style:language-asian="en" style:country-asian="US" style:font-name-complex="Calibri1" style:font-size-complex="24pt" style:language-complex="ar" style:country-complex="SA"/>
    </style:style>
    <style:style style:name="T15" style:family="text">
      <style:text-properties fo:color="#000000" loext:opacity="100%" fo:font-size="18pt" fo:language="es" fo:country="ES" style:text-underline-style="none" style:font-size-asian="18pt" style:language-asian="en" style:country-asian="US" style:font-size-complex="18pt" style:language-complex="ar" style:country-complex="SA"/>
    </style:style>
    <style:style style:name="T16" style:family="text">
      <style:text-properties fo:color="#000000" loext:opacity="100%" fo:font-size="16pt" fo:language="es" fo:country="ES" style:text-underline-style="none" style:font-size-asian="16pt" style:language-asian="en" style:country-asian="US" style:font-size-complex="16pt" style:language-complex="ar" style:country-complex="SA"/>
    </style:style>
    <style:style style:name="T17" style:family="text">
      <style:text-properties fo:color="#000000" loext:opacity="100%" style:font-name="Calibri" fo:font-size="20pt" fo:language="gl" fo:country="ES" style:font-size-asian="20pt" style:language-asian="zh" style:country-asian="CN" style:font-size-complex="20pt" style:language-complex="hi" style:country-complex="IN"/>
    </style:style>
    <style:style style:name="T18" style:family="text">
      <style:text-properties fo:color="#000000" loext:opacity="100%" style:font-name="Calibri" fo:font-size="20pt" fo:language="gl" fo:country="ES" style:text-underline-style="none" style:font-size-asian="20pt" style:language-asian="zh" style:country-asian="CN" style:font-size-complex="20pt" style:language-complex="hi" style:country-complex="IN"/>
    </style:style>
    <style:style style:name="T19" style:family="text">
      <style:text-properties fo:color="#000000" loext:opacity="100%" style:font-name="Calibri" fo:font-size="20pt" fo:language="gl" fo:country="ES" style:text-underline-style="none" officeooo:rsid="000db031" style:font-size-asian="20pt" style:language-asian="zh" style:country-asian="CN" style:font-size-complex="20pt" style:language-complex="hi" style:country-complex="IN"/>
    </style:style>
    <style:style style:name="T20" style:family="text">
      <style:text-properties fo:color="#000000" loext:opacity="100%" fo:language="es" fo:country="ES" style:text-underline-style="none" style:language-asian="en" style:country-asian="US" style:language-complex="ar" style:country-complex="SA"/>
    </style:style>
    <style:style style:name="T21" style:family="text">
      <style:text-properties fo:color="#000000" loext:opacity="100%" fo:font-size="22pt" fo:language="es" fo:country="ES" style:text-underline-style="none" style:font-size-asian="22pt" style:language-asian="en" style:country-asian="US" style:font-size-complex="22pt" style:language-complex="ar" style:country-complex="SA"/>
    </style:style>
    <style:style style:name="T22" style:family="text">
      <style:text-properties fo:color="#000000" loext:opacity="100%" fo:font-size="24pt" fo:language="es" fo:country="ES" style:text-underline-style="none" style:font-size-asian="24pt" style:language-asian="en" style:country-asian="US" style:font-size-complex="24pt" style:language-complex="ar" style:country-complex="SA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language="es" fo:country="ES" style:text-underline-style="none" style:font-size-asian="16pt" style:language-asian="en" style:country-asian="US" style:font-size-complex="16pt" style:language-complex="ar" style:country-complex="SA"/>
    </style:style>
    <style:style style:name="T25" style:family="text">
      <style:text-properties fo:language="es" fo:country="ES" style:text-underline-style="none" style:language-asian="en" style:country-asian="US" style:language-complex="ar" style:country-complex="SA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language="es" fo:country="ES" style:text-underline-style="none" style:font-size-asian="22pt" style:language-asian="en" style:country-asian="US" style:font-size-complex="22pt" style:language-complex="ar" style:country-complex="SA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language="es" fo:country="ES" style:text-underline-style="none" style:font-size-asian="24pt" style:language-asian="en" style:country-asian="US" style:font-size-complex="24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Internet_20_link"><text:span text:style-name="T18">git clone </text:span></text:span><text:a xlink:type="simple" xlink:href="https://github.com/OCA/OCB.git" text:style-name="Internet_20_link" text:visited-style-name="Visited_20_Internet_20_Link"><text:span text:style-name="Internet_20_link"><text:span text:style-name="T17">https://github.com/OCA/OCB.git</text:span></text:span></text:a><text:span text:style-name="Internet_20_link"><text:span text:style-name="T19"> -b 13.0</text:span></text:span></text:p>
      <text:p text:style-name="P1"><text:span text:style-name="Internet_20_link"><text:span text:style-name="T4"/></text:span></text:p>
      <text:p text:style-name="P1"><text:span text:style-name="Internet_20_link"><text:span text:style-name="T13">account-analytic.git</text:span></text:span><text:span text:style-name="Internet_20_link"><text:span text:style-name="T29"> </text:span></text:span></text:p>
      <text:p text:style-name="P2"><text:span text:style-name="Internet_20_link"><text:span text:style-name="T14">account-financial-reporting.git</text:span></text:span><text:span text:style-name="Internet_20_link"><text:span text:style-name="T29"> </text:span></text:span></text:p>
      <text:p text:style-name="P2"><text:span text:style-name="Internet_20_link"><text:span text:style-name="T14">account-financial-tools.git</text:span></text:span><text:span text:style-name="Internet_20_link"><text:span text:style-name="T29"> </text:span></text:span></text:p>
      <text:p text:style-name="P2"><text:span text:style-name="Internet_20_link"><text:span text:style-name="T14">account-invoice-reporting.git</text:span></text:span><text:span text:style-name="Internet_20_link"><text:span text:style-name="T29"> </text:span></text:span></text:p>
      <text:p text:style-name="P2"><text:span text:style-name="Internet_20_link"><text:span text:style-name="T14">account-invoicing.git</text:span></text:span><text:span text:style-name="Internet_20_link"><text:span text:style-name="T22"> </text:span></text:span></text:p>
      <text:p text:style-name="P2"><text:span text:style-name="Internet_20_link"><text:span text:style-name="T14">bank-payment.git</text:span></text:span><text:span text:style-name="Internet_20_link"><text:span text:style-name="T22"> </text:span></text:span></text:p>
      <text:p text:style-name="P2"><text:span text:style-name="Internet_20_link"><text:span text:style-name="T14">community-data-files.git</text:span></text:span><text:span text:style-name="Internet_20_link"><text:span text:style-name="T22"> </text:span></text:span></text:p>
      <text:p text:style-name="P2"><text:span text:style-name="Internet_20_link"><text:span text:style-name="T14">l10n-spain.git</text:span></text:span><text:span text:style-name="Internet_20_link"><text:span text:style-name="T22"> </text:span></text:span></text:p>
      <text:p text:style-name="P2"><text:span text:style-name="Internet_20_link"><text:span text:style-name="T14">mis-builder.git</text:span></text:span><text:span text:style-name="Internet_20_link"><text:span text:style-name="T22"> </text:span></text:span></text:p>
      <text:p text:style-name="P2"><text:span text:style-name="Internet_20_link"><text:span text:style-name="T14">partner-contact.git</text:span></text:span><text:span text:style-name="Internet_20_link"><text:span text:style-name="T22"> </text:span></text:span></text:p>
      <text:p text:style-name="P2"><text:span text:style-name="Internet_20_link"><text:span text:style-name="T14">project.git</text:span></text:span><text:span text:style-name="Internet_20_link"><text:span text:style-name="T22"> </text:span></text:span></text:p>
      <text:p text:style-name="P2"><text:span text:style-name="Internet_20_link"><text:span text:style-name="T14">purchase-workflow.git</text:span></text:span><text:span text:style-name="Internet_20_link"><text:span text:style-name="T22"> </text:span></text:span></text:p>
      <text:p text:style-name="P2"><text:span text:style-name="Internet_20_link"><text:span text:style-name="T14">queue.git</text:span></text:span><text:span text:style-name="Internet_20_link"><text:span text:style-name="T22"> </text:span></text:span></text:p>
      <text:p text:style-name="P2"><text:span text:style-name="Internet_20_link"><text:span text:style-name="T14">reporting-engine.git</text:span></text:span><text:span text:style-name="Internet_20_link"><text:span text:style-name="T22"> </text:span></text:span></text:p>
      <text:p text:style-name="P2"><text:span text:style-name="Internet_20_link"><text:span text:style-name="T14">server-ux.git</text:span></text:span><text:span text:style-name="Internet_20_link"><text:span text:style-name="T22"> </text:span></text:span></text:p>
      <text:p text:style-name="P2"><text:span text:style-name="Internet_20_link"><text:span text:style-name="T14">stock-logistics-workflow.git</text:span></text:span><text:span text:style-name="Internet_20_link"><text:span text:style-name="T22"> </text:span></text:span></text:p>
      <text:p text:style-name="P2"><text:span text:style-name="Internet_20_link"><text:span text:style-name="T14">web.git</text:span></text:span><text:span text:style-name="Internet_20_link"><text:span text:style-name="T22"> </text:span></text:span></text:p>
      <text:p text:style-name="P1"><text:a xlink:type="simple" xlink:href="https://githyb.com/OCA/web.git" text:style-name="Internet_20_link" text:visited-style-name="Visited_20_Internet_20_Link"><text:span text:style-name="T28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9:47:30.866000000</meta:creation-date>
    <dc:date>2022-04-04T19:54:03.073000000</dc:date>
    <meta:editing-duration>PT6M32S</meta:editing-duration>
    <meta:editing-cycles>1</meta:editing-cycles>
    <meta:document-statistic meta:table-count="0" meta:image-count="0" meta:object-count="0" meta:page-count="1" meta:paragraph-count="18" meta:word-count="22" meta:character-count="390" meta:non-whitespace-character-count="369"/>
    <meta:generator>LibreOffice/7.2.2.2$Windows_X86_64 LibreOffice_project/02b2acce88a210515b4a5bb2e46cbfb63fe97d56</meta:generator>
  </office:meta>
</office:document-meta>
</file>